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488" officeooo:paragraph-rsid="00036488"/>
    </style:style>
    <style:style style:name="P2" style:family="paragraph" style:parent-style-name="Standard">
      <style:text-properties officeooo:rsid="0004a8c9" officeooo:paragraph-rsid="0004a8c9"/>
    </style:style>
    <style:style style:name="P3" style:family="paragraph" style:parent-style-name="Standard">
      <style:text-properties officeooo:rsid="0006626f" officeooo:paragraph-rsid="0006626f"/>
    </style:style>
    <style:style style:name="P4" style:family="paragraph" style:parent-style-name="Standard">
      <style:text-properties fo:font-weight="bold" officeooo:rsid="0007636f" officeooo:paragraph-rsid="0007636f" style:font-weight-asian="bold" style:font-weight-complex="bold"/>
    </style:style>
    <style:style style:name="P5" style:family="paragraph" style:parent-style-name="Standard">
      <style:text-properties fo:font-weight="bold" officeooo:rsid="0007a90a" officeooo:paragraph-rsid="0007a90a" style:font-weight-asian="bold" style:font-weight-complex="bold"/>
    </style:style>
    <style:style style:name="P6" style:family="paragraph" style:parent-style-name="Standard">
      <style:text-properties fo:font-weight="bold" officeooo:rsid="0008035f" officeooo:paragraph-rsid="0008035f" style:font-weight-asian="bold" style:font-weight-complex="bold"/>
    </style:style>
    <style:style style:name="P7" style:family="paragraph" style:parent-style-name="Standard">
      <style:text-properties fo:font-weight="bold" officeooo:rsid="0008bd4f" officeooo:paragraph-rsid="0008bd4f" style:font-weight-asian="bold" style:font-weight-complex="bold"/>
    </style:style>
    <style:style style:name="P8" style:family="paragraph" style:parent-style-name="Standard">
      <style:text-properties fo:font-weight="bold" officeooo:rsid="0008bd4f" officeooo:paragraph-rsid="000a149d" style:font-weight-asian="bold" style:font-weight-complex="bold"/>
    </style:style>
    <style:style style:name="P9" style:family="paragraph" style:parent-style-name="Standard">
      <style:text-properties fo:font-weight="bold" officeooo:rsid="000a149d" officeooo:paragraph-rsid="000a149d" style:font-weight-asian="bold" style:font-weight-complex="bold"/>
    </style:style>
    <style:style style:name="P10" style:family="paragraph" style:parent-style-name="Standard">
      <style:text-properties fo:font-weight="bold" officeooo:rsid="000ba140" officeooo:paragraph-rsid="000ba140" style:font-weight-asian="bold" style:font-weight-complex="bold"/>
    </style:style>
    <style:style style:name="P11" style:family="paragraph" style:parent-style-name="Standard">
      <style:text-properties fo:font-weight="bold" officeooo:rsid="000ded9b" officeooo:paragraph-rsid="000ded9b" style:font-weight-asian="bold" style:font-weight-complex="bold"/>
    </style:style>
    <style:style style:name="P12" style:family="paragraph" style:parent-style-name="Standard">
      <style:text-properties fo:font-weight="normal" officeooo:rsid="000ded9b" officeooo:paragraph-rsid="000ded9b" style:font-weight-asian="normal" style:font-weight-complex="normal"/>
    </style:style>
    <style:style style:name="P13" style:family="paragraph" style:parent-style-name="Standard">
      <style:text-properties fo:font-weight="normal" officeooo:rsid="0007636f" officeooo:paragraph-rsid="0007636f" style:font-weight-asian="normal" style:font-weight-complex="normal"/>
    </style:style>
    <style:style style:name="P14" style:family="paragraph" style:parent-style-name="Standard">
      <style:text-properties fo:font-weight="normal" officeooo:rsid="0007a90a" officeooo:paragraph-rsid="0007a90a" style:font-weight-asian="normal" style:font-weight-complex="normal"/>
    </style:style>
    <style:style style:name="P15" style:family="paragraph" style:parent-style-name="Standard">
      <style:text-properties fo:font-weight="normal" officeooo:rsid="0008035f" officeooo:paragraph-rsid="0008035f" style:font-weight-asian="normal" style:font-weight-complex="normal"/>
    </style:style>
    <style:style style:name="P16" style:family="paragraph" style:parent-style-name="Standard">
      <style:text-properties fo:font-weight="normal" officeooo:rsid="0008bd4f" officeooo:paragraph-rsid="0008035f" style:font-weight-asian="normal" style:font-weight-complex="normal"/>
    </style:style>
    <style:style style:name="P17" style:family="paragraph" style:parent-style-name="Standard">
      <style:text-properties fo:font-weight="normal" officeooo:rsid="0008bd4f" officeooo:paragraph-rsid="0008bd4f" style:font-weight-asian="normal" style:font-weight-complex="normal"/>
    </style:style>
    <style:style style:name="P18" style:family="paragraph" style:parent-style-name="Standard">
      <style:text-properties fo:font-weight="normal" officeooo:rsid="0008bd4f" officeooo:paragraph-rsid="000a149d" style:font-weight-asian="normal" style:font-weight-complex="normal"/>
    </style:style>
    <style:style style:name="P19" style:family="paragraph" style:parent-style-name="Standard">
      <style:text-properties fo:font-weight="normal" officeooo:rsid="000a149d" officeooo:paragraph-rsid="000a149d" style:font-weight-asian="normal" style:font-weight-complex="normal"/>
    </style:style>
    <style:style style:name="P20" style:family="paragraph" style:parent-style-name="Standard">
      <style:text-properties fo:font-weight="normal" officeooo:rsid="000a149d" officeooo:paragraph-rsid="0008bd4f" style:font-weight-asian="normal" style:font-weight-complex="normal"/>
    </style:style>
    <style:style style:name="P21" style:family="paragraph" style:parent-style-name="Standard">
      <style:text-properties fo:font-weight="normal" officeooo:rsid="000ba140" officeooo:paragraph-rsid="000a149d" style:font-weight-asian="normal" style:font-weight-complex="normal"/>
    </style:style>
    <style:style style:name="P22" style:family="paragraph" style:parent-style-name="Standard">
      <style:text-properties fo:font-weight="normal" officeooo:rsid="000ba140" officeooo:paragraph-rsid="000ba140" style:font-weight-asian="normal" style:font-weight-complex="normal"/>
    </style:style>
    <style:style style:name="P23" style:family="paragraph" style:parent-style-name="Preformatted_20_Text">
      <style:text-properties fo:color="#0000ff"/>
    </style:style>
    <style:style style:name="P24" style:family="paragraph" style:parent-style-name="Preformatted_20_Text">
      <style:text-properties fo:color="#0000ff" officeooo:rsid="0006626f" officeooo:paragraph-rsid="0006626f"/>
    </style:style>
    <style:style style:name="P25" style:family="paragraph" style:parent-style-name="Preformatted_20_Text">
      <style:paragraph-properties fo:margin-top="0in" fo:margin-bottom="0.1965in" loext:contextual-spacing="false"/>
      <style:text-properties fo:color="#0000ff" officeooo:rsid="0006626f" officeooo:paragraph-rsid="0006626f"/>
    </style:style>
    <style:style style:name="T1" style:family="text">
      <style:text-properties officeooo:rsid="000662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626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a90a" style:font-weight-asian="normal" style:font-weight-complex="normal"/>
    </style:style>
    <style:style style:name="T6" style:family="text">
      <style:text-properties fo:font-weight="normal" officeooo:rsid="0008bd4f" style:font-weight-asian="normal" style:font-weight-complex="normal"/>
    </style:style>
    <style:style style:name="T7" style:family="text">
      <style:text-properties fo:font-weight="normal" officeooo:rsid="000a149d" style:font-weight-asian="normal" style:font-weight-complex="normal"/>
    </style:style>
    <style:style style:name="T8" style:family="text">
      <style:text-properties fo:font-weight="normal" officeooo:rsid="000ba140" style:font-weight-asian="normal" style:font-weight-complex="normal"/>
    </style:style>
    <style:style style:name="T9" style:family="text">
      <style:text-properties fo:font-weight="normal" officeooo:rsid="000e436f" style:font-weight-asian="normal" style:font-weight-complex="normal"/>
    </style:style>
    <style:style style:name="T10" style:family="text">
      <style:text-properties officeooo:rsid="0007636f"/>
    </style:style>
    <style:style style:name="T11" style:family="text">
      <style:text-properties officeooo:rsid="0007a90a"/>
    </style:style>
    <style:style style:name="T12" style:family="text">
      <style:text-properties officeooo:rsid="0008bd4f"/>
    </style:style>
    <style:style style:name="T13" style:family="text">
      <style:text-properties officeooo:rsid="000e43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Protocol</text:p>
      <text:p text:style-name="P1"/>
      <text:p text:style-name="P2">(start char)(command)(data)(end of data)(checksum)(end of transmission)</text:p>
      <text:p text:style-name="P1"/>
      <text:p text:style-name="P2">start char = x01</text:p>
      <text:p text:style-name="P2">command (2 bytes)</text:p>
      <text:p text:style-name="P2">data <text:span text:style-name="T10">(variable length)</text:span></text:p>
      <text:p text:style-name="P2"><text:tab/><text:span text:style-name="T10">(datatype)(data)...(data)(delimiter)</text:span></text:p>
      <text:p text:style-name="P2"><text:tab/><text:span text:style-name="T10">datatypes : C (x54) – text (char 16 bit ASCII)</text:span></text:p>
      <text:p text:style-name="P2"><text:tab/><text:tab/> <text:s text:c="5"/><text:span text:style-name="T11">A (x52) – ASCII char (8 bit)</text:span></text:p>
      <text:p text:style-name="P2"><text:tab/><text:tab/> <text:s text:c="5"/><text:span text:style-name="T11">X (x58) – binary – escape char = “\” (x5C)</text:span></text:p>
      <text:p text:style-name="P2"><text:tab/> <text:s text:c="17"/><text:span text:style-name="T10">I <text:s/>(x49) – int (32 bit)</text:span></text:p>
      <text:p text:style-name="P2"><text:tab/><text:tab/> <text:s text:c="5"/><text:span text:style-name="T10">D (x44) – double (64 bit)</text:span></text:p>
      <text:p text:style-name="P2"><text:tab/><text:tab/> <text:s text:c="5"/><text:span text:style-name="T11">F <text:s/>(x46) – float (16 bit)</text:span></text:p>
      <text:p text:style-name="P2"><text:tab/><text:tab/> <text:s text:c="5"/><text:span text:style-name="T11">L <text:s/>(x4C) – long (64 bit)</text:span></text:p>
      <text:p text:style-name="P2"><text:tab/><text:tab/> <text:s text:c="5"/><text:span text:style-name="T11">B (x42) – BOOLEAN (T/F = x54/x46)</text:span></text:p>
      <text:p text:style-name="P2"><text:tab/><text:span text:style-name="T10">delimiter : x1E</text:span></text:p>
      <text:p text:style-name="P2">end of data = x03</text:p>
      <text:p text:style-name="P2">checksum (1 byte) = <text:span text:style-name="T11">CRC function</text:span></text:p>
      <text:p text:style-name="P2">end of transmission = x04</text:p>
      <text:p text:style-name="P2"/>
      <text:p text:style-name="P2"/>
      <text:p text:style-name="P3">CRC</text:p>
      <text:p text:style-name="P24"><text:bookmark-start text:name="__DdeLink__23_560080981"/>//CRC-8 - based on the CRC8 formulas by Dallas/Maxim</text:p>
      <text:p text:style-name="P23">//code released under the therms of the GNU GPL 3.0 license</text:p>
      <text:p text:style-name="P23">byte CRC8(const byte *data, byte len) {</text:p>
      <text:p text:style-name="P23"><text:s text:c="2"/>byte crc = 0x00;</text:p>
      <text:p text:style-name="P23"><text:s text:c="2"/>while (len--) {</text:p>
      <text:p text:style-name="P23"><text:s text:c="4"/>byte extract = *data++;</text:p>
      <text:p text:style-name="P23"><text:s text:c="4"/>for (byte tempI = 8; tempI; tempI--) {</text:p>
      <text:p text:style-name="P23"><text:s text:c="6"/>byte sum = (crc ^ extract) &amp; 0x01;</text:p>
      <text:p text:style-name="P23"><text:s text:c="6"/>crc &gt;&gt;= 1;</text:p>
      <text:p text:style-name="P23"><text:s text:c="6"/>if (sum) {</text:p>
      <text:p text:style-name="P23"><text:s text:c="8"/>crc ^= 0x8C;</text:p>
      <text:p text:style-name="P23"><text:s text:c="6"/>}</text:p>
      <text:p text:style-name="P23"><text:s text:c="6"/>extract &gt;&gt;= 1;</text:p>
      <text:p text:style-name="P23"><text:s text:c="4"/>}</text:p>
      <text:p text:style-name="P23"><text:s text:c="2"/>}</text:p>
      <text:p text:style-name="P23"><text:s text:c="2"/>return crc;</text:p>
      <text:p text:style-name="P25">}<text:bookmark-end text:name="__DdeLink__23_560080981"/></text:p>
      <text:p text:style-name="P2"/>
      <text:p text:style-name="P2"/>
      <text:p text:style-name="P2"><text:span text:style-name="T3">HELLO/WORLD</text:span><text:span text:style-name="T1"> : </text:span>x00x01</text:p>
      <text:p text:style-name="P2"/>
      <text:p text:style-name="P3"><text:span text:style-name="T10">U</text:span>sed to establish/<text:span text:style-name="T10">validate</text:span> contact. <text:s/>If a “hello” message is <text:span text:style-name="T13">received</text:span>, respond with “world”</text:p>
      <text:p text:style-name="P2"/>
      <text:p text:style-name="P2"><text:span text:style-name="T1">(HELLO) <text:s/>: </text:span>x01x00x01<text:span text:style-name="T11">x54</text:span><text:span text:style-name="T2">x48x45x4Cx4Cx4F</text:span><text:span text:style-name="T4">x</text:span><text:span text:style-name="T5">1Ex</text:span>03<text:span text:style-name="T1">[CHECKSUM]x04</text:span></text:p>
      <text:p text:style-name="P3">(WORLD) : x01x00x01<text:span text:style-name="T11">x54</text:span><text:span text:style-name="T2">x57x4Fx52x4Cx44</text:span>x<text:span text:style-name="T11">1Ex</text:span>03[CHECKSUM]x04</text:p>
      <text:p text:style-name="P3"/>
      <text:p text:style-name="P11">SET LOG LEVEL <text:span text:style-name="T4">: x00x02</text:span></text:p>
      <text:p text:style-name="P12"/>
      <text:p text:style-name="P12"><text:soft-page-break/>Sets the log level of the serial communication handler.</text:p>
      <text:p text:style-name="P12">0 = NONE, completely silent</text:p>
      <text:p text:style-name="P12">1 = ERROR, reports only errors</text:p>
      <text:p text:style-name="P12">2 = STATUS, reports on message receipt, etc.</text:p>
      <text:p text:style-name="P12">3 = DEBUG, reports everything</text:p>
      <text:p text:style-name="P12"/>
      <text:p text:style-name="P11"><text:span text:style-name="T9">(SET LOG LEVEL to </text:span><text:span text:style-name="T13">2</text:span><text:span text:style-name="T9">) : </text:span><text:span text:style-name="T4">x01x00x02x</text:span><text:span text:style-name="T9">58</text:span><text:span text:style-name="T13">x02</text:span><text:span text:style-name="T9">x1Ex03[CHECKSUM]x04</text:span></text:p>
      <text:p text:style-name="P2"/>
      <text:p text:style-name="P2"/>
      <text:p text:style-name="P4">GET TIME <text:span text:style-name="T4">: x00x10</text:span></text:p>
      <text:p text:style-name="P13"/>
      <text:p text:style-name="P4"><text:span text:style-name="T4">Used to </text:span><text:span text:style-name="T5">solicit</text:span><text:span text:style-name="T4"> time from partner.</text:span></text:p>
      <text:p text:style-name="P13"/>
      <text:p text:style-name="P14">(request) <text:tab/>: x01x00x10x03[CHECKSUM]x04</text:p>
      <text:p text:style-name="P14">(response) <text:tab/>: x01x00x10x4C[time, long – 8 bytes]x1Ex03[CHECKSUM]x04</text:p>
      <text:p text:style-name="P14"/>
      <text:p text:style-name="P5">SET TIME <text:span text:style-name="T4">: x00x11</text:span></text:p>
      <text:p text:style-name="P14"/>
      <text:p text:style-name="P14">Used to sync time between partners.</text:p>
      <text:p text:style-name="P14"/>
      <text:p text:style-name="P5"><text:span text:style-name="T6">x</text:span><text:span text:style-name="T4">01x00x11x4C[time, long – 8 bytes]x1Ex03[CHECKSUM]x04</text:span></text:p>
      <text:p text:style-name="P14"/>
      <text:p text:style-name="P6">GET <text:span text:style-name="T12">STATUS</text:span><text:span text:style-name="T4"> : x00x15</text:span></text:p>
      <text:p text:style-name="P15"/>
      <text:p text:style-name="P6"><text:span text:style-name="T4">Used to get status of all arduino </text:span><text:span text:style-name="T6">input/output points. <text:s/>It request data specifies the point using a bit representation.</text:span></text:p>
      <text:p text:style-name="P16"/>
      <text:p text:style-name="P7"><text:span text:style-name="T7">00000000 </text:span><text:span text:style-name="T4">00000000 00000001 A0 (</text:span><text:span text:style-name="T7">x00</text:span><text:span text:style-name="T4">x00x01)</text:span></text:p>
      <text:p text:style-name="P8"><text:span text:style-name="T4">00000000 00000000 00000010 A1 (</text:span><text:span text:style-name="T7">x00</text:span><text:span text:style-name="T4">x00x02)</text:span></text:p>
      <text:p text:style-name="P17">…</text:p>
      <text:p text:style-name="P18">00000000 00000000 00100000 A5 (x00x00x20)</text:p>
      <text:p text:style-name="P8"><text:span text:style-name="T4">00000000 00000000 01000000 D</text:span><text:span text:style-name="T7">0</text:span><text:span text:style-name="T4"> (x00x00x04)</text:span></text:p>
      <text:p text:style-name="P8"><text:span text:style-name="T4">00000000 00000000 10000000 D</text:span><text:span text:style-name="T7">1 </text:span><text:span text:style-name="T4">(x00x00x08)</text:span></text:p>
      <text:p text:style-name="P17">…</text:p>
      <text:p text:style-name="P8"><text:span text:style-name="T4">0000</text:span><text:span text:style-name="T7">1</text:span><text:span text:style-name="T4">000 00000000 00000000 </text:span><text:span text:style-name="T7">D13 (</text:span><text:span text:style-name="T4">x0</text:span><text:span text:style-name="T7">8x00</text:span><text:span text:style-name="T4">x00</text:span><text:span text:style-name="T7">)</text:span></text:p>
      <text:p text:style-name="P19"/>
      <text:p text:style-name="P19">00001111 11111111 11111111 ALL (x0FxFFxFF)</text:p>
      <text:p text:style-name="P16"/>
      <text:p text:style-name="P9"><text:span text:style-name="T6">r</text:span><text:span text:style-name="T4">equest :</text:span></text:p>
      <text:p text:style-name="P7"><text:span text:style-name="T4">x01x00x15</text:span><text:span text:style-name="T7">x</text:span><text:span text:style-name="T8">58</text:span><text:span text:style-name="T7">(3 bytes)x1Ex03[CHECKSUM]x04</text:span></text:p>
      <text:p text:style-name="P20"/>
      <text:p text:style-name="P9"><text:span text:style-name="T7">r</text:span><text:span text:style-name="T4">esponse :</text:span></text:p>
      <text:p text:style-name="P17">x01x00x15(type)(ADC0)x1E...(type)(ADC5)x1E(type)(PD2)x1E...(type)(PD7)x1E(type)(PB0)x1E...(type)(PB5)x1Ex03[CHECKSUM]x04</text:p>
      <text:p text:style-name="P17"/>
      <text:p text:style-name="P9">SET STATUS <text:span text:style-name="T4">: x00x16</text:span></text:p>
      <text:p text:style-name="P19"/>
      <text:p text:style-name="P9"><text:span text:style-name="T4">Used to override the analog in or the digital out value. <text:s/>The correct behavior for the analog inputs is to latch </text:span><text:span text:style-name="T8">(stop sampling) </text:span><text:span text:style-name="T4">to the given value. <text:s/></text:span><text:span text:style-name="T8">Data is “A” or “D” (x41 or x44) followed by x00 – x0C.</text:span></text:p>
      <text:p text:style-name="P19"><text:soft-page-break/></text:p>
      <text:p text:style-name="P9"><text:span text:style-name="T8">(Set D1 ON) : </text:span><text:span text:style-name="T4">x01x00x16</text:span><text:span text:style-name="T8">x58x44x01x1Ex42x54x1Ex03[CHECKSUM]x04</text:span></text:p>
      <text:p text:style-name="P21"/>
      <text:p text:style-name="P10">RELEASE STATUS <text:span text:style-name="T4">: x00x17</text:span></text:p>
      <text:p text:style-name="P22"/>
      <text:p text:style-name="P22">Used to release an “SET STATUS” command. <text:s/>Uses the same addressing as “GET STATUS”</text:p>
      <text:p text:style-name="P22"/>
      <text:p text:style-name="P22">(release A2,A4,D1,D2 &amp; D11)</text:p>
      <text:p text:style-name="P22">DATA : 000000010 00000001 10010100 <text:s text:c="2"/>= x02x01x94</text:p>
      <text:p text:style-name="P10"><text:span text:style-name="T4">message : x01x00x17x58</text:span>x02x01x94<text:span text:style-name="T4">x1Ex03[CHECKSUM]x04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6:42:21.146746057</meta:creation-date>
    <meta:editing-duration>P1DT21H14M31S</meta:editing-duration>
    <meta:editing-cycles>2</meta:editing-cycles>
    <meta:generator>LibreOffice/5.1.2.2$Linux_X86_64 LibreOffice_project/10m0$Build-2</meta:generator>
    <dc:date>2016-05-19T14:11:59.651019845</dc:date>
    <meta:document-statistic meta:table-count="0" meta:image-count="0" meta:object-count="0" meta:page-count="3" meta:paragraph-count="77" meta:word-count="409" meta:character-count="2851" meta:non-whitespace-character-count="2368"/>
  </office:meta>
</office:document-meta>
</file>